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5.075cm" svg:height="10.546cm" svg:x="7.35cm" svg:y="0.292cm">
            <draw:object draw:notify-on-update-of-ranges="Hoja1.A1:Hoja1.A1 Hoja1.A2:Hoja1.A17 Hoja1.B1:Hoja1.B1 Hoja1.B2:Hoja1.B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zrtt</text:p>
          </table:table-cell>
        </table:table-row>
        <table:table-row table:style-name="ro1">
          <table:table-cell office:value-type="string" calcext:value-type="string">
            <text:p>192.168.1.1</text:p>
          </table:table-cell>
          <table:table-cell office:value-type="float" office:value="1.2196" calcext:value-type="float">
            <text:p>1,2196</text:p>
          </table:table-cell>
        </table:table-row>
        <table:table-row table:style-name="ro1">
          <table:table-cell office:value-type="string" calcext:value-type="string">
            <text:p>10.20.128.1</text:p>
          </table:table-cell>
          <table:table-cell office:value-type="float" office:value="1.5842" calcext:value-type="float">
            <text:p>1,5842</text:p>
          </table:table-cell>
        </table:table-row>
        <table:table-row table:style-name="ro1">
          <table:table-cell office:value-type="string" calcext:value-type="string">
            <text:p>181.47.254.33</text:p>
          </table:table-cell>
          <table:table-cell office:value-type="float" office:value="0.1823" calcext:value-type="float">
            <text:p>0,1823</text:p>
          </table:table-cell>
        </table:table-row>
        <table:table-row table:style-name="ro1">
          <table:table-cell table:style-name="ce1" office:value-type="string" calcext:value-type="string">
            <text:p>208.178.195.209</text:p>
          </table:table-cell>
          <table:table-cell office:value-type="float" office:value="0.1823" calcext:value-type="float">
            <text:p>0,1823</text:p>
          </table:table-cell>
        </table:table-row>
        <table:table-row table:style-name="ro1">
          <table:table-cell office:value-type="string" calcext:value-type="string">
            <text:p>192.168.1.2</text:p>
          </table:table-cell>
          <table:table-cell office:value-type="float" office:value="0.176" calcext:value-type="float">
            <text:p>0,176</text:p>
          </table:table-cell>
        </table:table-row>
        <table:table-row table:style-name="ro1">
          <table:table-cell office:value-type="string" calcext:value-type="string">
            <text:p>10.20.128.2</text:p>
          </table:table-cell>
          <table:table-cell office:value-type="float" office:value="0.1707" calcext:value-type="float">
            <text:p>0,1707</text:p>
          </table:table-cell>
        </table:table-row>
        <table:table-row table:style-name="ro1">
          <table:table-cell office:value-type="string" calcext:value-type="string">
            <text:p>181.47.254.34</text:p>
          </table:table-cell>
          <table:table-cell office:value-type="float" office:value="0.1586" calcext:value-type="float">
            <text:p>0,1586</text:p>
          </table:table-cell>
        </table:table-row>
        <table:table-row table:style-name="ro1">
          <table:table-cell table:style-name="ce1" office:value-type="string" calcext:value-type="string">
            <text:p>208.178.195.210</text:p>
          </table:table-cell>
          <table:table-cell office:value-type="float" office:value="0.2048" calcext:value-type="float">
            <text:p>0,2048</text:p>
          </table:table-cell>
        </table:table-row>
        <table:table-row table:style-name="ro1">
          <table:table-cell office:value-type="string" calcext:value-type="string">
            <text:p>192.168.1.3</text:p>
          </table:table-cell>
          <table:table-cell office:value-type="float" office:value="1.4198" calcext:value-type="float">
            <text:p>1,4198</text:p>
          </table:table-cell>
        </table:table-row>
        <table:table-row table:style-name="ro1">
          <table:table-cell office:value-type="string" calcext:value-type="string">
            <text:p>10.20.128.3</text:p>
          </table:table-cell>
          <table:table-cell office:value-type="float" office:value="0.9065" calcext:value-type="float">
            <text:p>0,9065</text:p>
          </table:table-cell>
        </table:table-row>
        <table:table-row table:style-name="ro1">
          <table:table-cell office:value-type="string" calcext:value-type="string">
            <text:p>181.47.254.35</text:p>
          </table:table-cell>
          <table:table-cell office:value-type="float" office:value="1.171" calcext:value-type="float">
            <text:p>1,171</text:p>
          </table:table-cell>
        </table:table-row>
        <table:table-row table:style-name="ro1">
          <table:table-cell table:style-name="ce1" office:value-type="string" calcext:value-type="string">
            <text:p>208.178.195.211</text:p>
          </table:table-cell>
          <table:table-cell office:value-type="float" office:value="0.1747" calcext:value-type="float">
            <text:p>0,1747</text:p>
          </table:table-cell>
        </table:table-row>
        <table:table-row table:style-name="ro1">
          <table:table-cell office:value-type="string" calcext:value-type="string">
            <text:p>192.168.1.4</text:p>
          </table:table-cell>
          <table:table-cell office:value-type="float" office:value="3.1201" calcext:value-type="float">
            <text:p>3,1201</text:p>
          </table:table-cell>
        </table:table-row>
        <table:table-row table:style-name="ro1">
          <table:table-cell office:value-type="string" calcext:value-type="string">
            <text:p>10.20.128.4</text:p>
          </table:table-cell>
          <table:table-cell office:value-type="float" office:value="0.1978" calcext:value-type="float">
            <text:p>0,1978</text:p>
          </table:table-cell>
        </table:table-row>
        <table:table-row table:style-name="ro1">
          <table:table-cell office:value-type="string" calcext:value-type="string">
            <text:p>181.47.254.36</text:p>
          </table:table-cell>
          <table:table-cell office:value-type="float" office:value="0.1481" calcext:value-type="float">
            <text:p>0,1481</text:p>
          </table:table-cell>
        </table:table-row>
        <table:table-row table:style-name="ro1">
          <table:table-cell table:style-name="ce1" office:value-type="string" calcext:value-type="string">
            <text:p>208.178.195.212</text:p>
          </table:table-cell>
          <table:table-cell office:value-type="float" office:value="0.2245" calcext:value-type="float">
            <text:p>0,224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sacar los negativo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/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se saca luego de correr el “traceroute-analizer” (zrtt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16:37:25.910268432</meta:creation-date>
    <dc:date>2015-07-11T17:08:17.159816026</dc:date>
    <meta:editing-duration>PT29M48S</meta:editing-duration>
    <meta:editing-cycles>2</meta:editing-cycles>
    <meta:generator>LibreOffice/4.2.8.2$Linux_X86_64 LibreOffice_project/42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76cm" svg:height="10.547cm" xlink:href=".." xlink:type="simple" chart:class="chart:bar" chart:style-name="ch1">
        <chart:title svg:x="10.537cm" svg:y="0.346cm" chart:style-name="ch2">
          <text:p>Comparación ZRTT</text:p>
        </chart:title>
        <chart:plot-area chart:style-name="ch3" table:cell-range-address="Hoja1.A1:Hoja1.B17" chart:data-source-has-labels="both" svg:x="0.501cm" svg:y="1.361cm" svg:width="24.074cm" svg:height="7.995cm">
          <chartooo:coordinate-region svg:x="3.292cm" svg:y="1.361cm" svg:width="21.043cm" svg:height="7.348cm"/>
          <chart:axis chart:dimension="x" chart:name="primary-x" chart:style-name="ch4" chartooo:axis-type="auto">
            <chartooo:date-scale/>
            <chart:categories table:cell-range-address="Hoja1.A2:Hoja1.A17"/>
          </chart:axis>
          <chart:axis chart:dimension="y" chart:name="primary-y" chart:style-name="ch5">
            <chart:title svg:x="12.256cm" svg:y="9.566cm" chart:style-name="ch6">
              <text:p>Zrtt</text:p>
            </chart:title>
            <chart:grid chart:style-name="ch7" chart:class="major"/>
          </chart:axis>
          <chart:series chart:style-name="ch8" chart:values-cell-range-address="Hoja1.B2:Hoja1.B17" chart:label-cell-address="Hoja1.B1:Hoja1.B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rtt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2.168.1.1</text:p>
                <draw:g>
                  <svg:desc>Hoja1.A2:Hoja1.A17</svg:desc>
                </draw:g>
              </table:table-cell>
              <table:table-cell office:value-type="float" office:value="1.2196">
                <text:p>1.2196</text:p>
                <draw:g>
                  <svg:desc>Hoja1.B2:Hoja1.B17</svg:desc>
                </draw:g>
              </table:table-cell>
            </table:table-row>
            <table:table-row>
              <table:table-cell office:value-type="string">
                <text:p>10.20.128.1</text:p>
              </table:table-cell>
              <table:table-cell office:value-type="float" office:value="1.5842">
                <text:p>1.5842</text:p>
              </table:table-cell>
            </table:table-row>
            <table:table-row>
              <table:table-cell office:value-type="string">
                <text:p>181.47.254.33</text:p>
              </table:table-cell>
              <table:table-cell office:value-type="float" office:value="0.1823">
                <text:p>0.1823</text:p>
              </table:table-cell>
            </table:table-row>
            <table:table-row>
              <table:table-cell office:value-type="string">
                <text:p>208.178.195.209</text:p>
              </table:table-cell>
              <table:table-cell office:value-type="float" office:value="0.1823">
                <text:p>0.1823</text:p>
              </table:table-cell>
            </table:table-row>
            <table:table-row>
              <table:table-cell office:value-type="string">
                <text:p>192.168.1.2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0.20.128.2</text:p>
              </table:table-cell>
              <table:table-cell office:value-type="float" office:value="0.1707">
                <text:p>0.1707</text:p>
              </table:table-cell>
            </table:table-row>
            <table:table-row>
              <table:table-cell office:value-type="string">
                <text:p>181.47.254.34</text:p>
              </table:table-cell>
              <table:table-cell office:value-type="float" office:value="0.1586">
                <text:p>0.1586</text:p>
              </table:table-cell>
            </table:table-row>
            <table:table-row>
              <table:table-cell office:value-type="string">
                <text:p>208.178.195.210</text:p>
              </table:table-cell>
              <table:table-cell office:value-type="float" office:value="0.2048">
                <text:p>0.2048</text:p>
              </table:table-cell>
            </table:table-row>
            <table:table-row>
              <table:table-cell office:value-type="string">
                <text:p>192.168.1.3</text:p>
              </table:table-cell>
              <table:table-cell office:value-type="float" office:value="1.4198">
                <text:p>1.4198</text:p>
              </table:table-cell>
            </table:table-row>
            <table:table-row>
              <table:table-cell office:value-type="string">
                <text:p>10.20.128.3</text:p>
              </table:table-cell>
              <table:table-cell office:value-type="float" office:value="0.9065">
                <text:p>0.9065</text:p>
              </table:table-cell>
            </table:table-row>
            <table:table-row>
              <table:table-cell office:value-type="string">
                <text:p>181.47.254.35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>208.178.195.211</text:p>
              </table:table-cell>
              <table:table-cell office:value-type="float" office:value="0.1747">
                <text:p>0.1747</text:p>
              </table:table-cell>
            </table:table-row>
            <table:table-row>
              <table:table-cell office:value-type="string">
                <text:p>192.168.1.4</text:p>
              </table:table-cell>
              <table:table-cell office:value-type="float" office:value="3.1201">
                <text:p>3.1201</text:p>
              </table:table-cell>
            </table:table-row>
            <table:table-row>
              <table:table-cell office:value-type="string">
                <text:p>10.20.128.4</text:p>
              </table:table-cell>
              <table:table-cell office:value-type="float" office:value="0.1978">
                <text:p>0.1978</text:p>
              </table:table-cell>
            </table:table-row>
            <table:table-row>
              <table:table-cell office:value-type="string">
                <text:p>181.47.254.36</text:p>
              </table:table-cell>
              <table:table-cell office:value-type="float" office:value="0.1481">
                <text:p>0.1481</text:p>
              </table:table-cell>
            </table:table-row>
            <table:table-row>
              <table:table-cell office:value-type="string">
                <text:p>208.178.195.212</text:p>
              </table:table-cell>
              <table:table-cell office:value-type="float" office:value="0.2245">
                <text:p>0.2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